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getBillingAddress(openvpms:get(., 'customer.entity'))]" text:name="address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[1 + 1]</text:user-field-get></text:p>
      <text:p text:style-name="Standard">Address <text:s text:c="2"/><text:user-field-get text:name="address">[party:getBillingAddress(openvpms:get(., 'customer.entity'))]</text:user-field-get></text:p>
      <text:p text:style-name="Standard"/>
      <text:p text:style-name="Standard">Invalid field <text:user-field-get text:name="invalid">invalid</text:user-field-get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date>2006-12-16T01:04:50</dc:date>
    <dc:language>en-US</dc:language>
    <meta:editing-cycles>15</meta:editing-cycles>
    <meta:editing-duration>PT2H37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5" meta:character-count="104"/>
  </office:meta>
</office:document-meta>
</file>